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962" officeooo:paragraph-rsid="0002e9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te de Viviane Cadenat (responsable Mention EEA) :</text:p>
      <text:p text:style-name="P1"/>
      <text:p text:style-name="P1"><text:a xlink:type="simple" xlink:href="http://homepages.laas.fr/cadenat/">http://homepages.laas.fr/cadenat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9-09T21:46:44.646735375</meta:creation-date>
    <meta:generator>LibreOffice/4.2.6.3$Linux_x86 LibreOffice_project/420m0$Build-3</meta:generator>
    <dc:date>2014-09-09T21:50:24.508232588</dc:date>
    <dc:creator>JackDanny </dc:creator>
    <meta:editing-duration>P0D</meta:editing-duration>
    <meta:editing-cycles>1</meta:editing-cycles>
    <meta:document-statistic meta:table-count="0" meta:image-count="0" meta:object-count="0" meta:page-count="1" meta:paragraph-count="2" meta:word-count="9" meta:character-count="84" meta:non-whitespace-character-count="77"/>
  </office:meta>
</office:document-meta>
</file>